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ed2473"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text-properties fo:font-size="14pt" fo:font-weight="normal" officeooo:rsid="00de536a" officeooo:paragraph-rsid="00ed2473"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ed2473" style:font-size-asian="20pt" style:font-weight-asian="bold" style:font-size-complex="20pt" style:font-weight-complex="bold"/>
    </style:style>
    <style:style style:name="P10" style:family="paragraph" style:parent-style-name="Standard">
      <style:text-properties fo:font-size="14pt" fo:font-weight="normal" officeooo:rsid="00ed2473" officeooo:paragraph-rsid="00ed2473" style:font-size-asian="14pt" style:font-weight-asian="normal" style:font-size-complex="14pt" style:font-weight-complex="normal"/>
    </style:style>
    <style:style style:name="P11" style:family="paragraph" style:parent-style-name="Standard">
      <style:text-properties fo:font-size="14pt" fo:font-weight="normal" officeooo:rsid="00f12690" officeooo:paragraph-rsid="00f12690" style:font-size-asian="14pt" style:font-weight-asian="normal" style:font-size-complex="14pt" style:font-weight-complex="normal"/>
    </style:style>
    <style:style style:name="P12" style:family="paragraph" style:parent-style-name="Standard">
      <style:text-properties fo:font-size="14pt" fo:font-weight="normal" officeooo:rsid="00f1b77d" officeooo:paragraph-rsid="00f1b77d" style:font-size-asian="14pt" style:font-weight-asian="normal" style:font-size-complex="14pt" style:font-weight-complex="normal"/>
    </style:style>
    <style:style style:name="P13" style:family="paragraph" style:parent-style-name="Standard">
      <style:text-properties fo:font-size="14pt" fo:font-weight="normal" officeooo:rsid="00f3cda7" officeooo:paragraph-rsid="00f3cda7" style:font-size-asian="14pt" style:font-weight-asian="normal" style:font-size-complex="14pt" style:font-weight-complex="normal"/>
    </style:style>
    <style:style style:name="P14" style:family="paragraph" style:parent-style-name="Standard">
      <style:text-properties fo:font-size="14pt" fo:font-weight="normal" officeooo:rsid="00f50ebc" officeooo:paragraph-rsid="00f3cda7" style:font-size-asian="14pt" style:font-weight-asian="normal" style:font-size-complex="14pt" style:font-weight-complex="normal"/>
    </style:style>
    <style:style style:name="P15" style:family="paragraph" style:parent-style-name="Standard">
      <style:text-properties fo:font-size="14pt" fo:font-weight="normal" officeooo:rsid="00f50ebc" officeooo:paragraph-rsid="00f50ebc" style:font-size-asian="14pt" style:font-weight-asian="normal" style:font-size-complex="14pt" style:font-weight-complex="normal"/>
    </style:style>
    <style:style style:name="P16" style:family="paragraph" style:parent-style-name="Standard">
      <style:text-properties fo:font-size="14pt" fo:font-weight="normal" officeooo:rsid="00f6f484" officeooo:paragraph-rsid="00f6f484" style:font-size-asian="14pt" style:font-weight-asian="normal" style:font-size-complex="14pt" style:font-weight-complex="normal"/>
    </style:style>
    <style:style style:name="T1" style:family="text">
      <style:text-properties officeooo:rsid="0091e28d"/>
    </style:style>
    <style:style style:name="T2" style:family="text">
      <style:text-properties officeooo:rsid="00d89bbb"/>
    </style:style>
    <style:style style:name="T3" style:family="text">
      <style:text-properties officeooo:rsid="00ed2473"/>
    </style:style>
    <style:style style:name="T4" style:family="text">
      <style:text-properties officeooo:rsid="00f12690"/>
    </style:style>
    <style:style style:name="T5" style:family="text">
      <style:text-properties officeooo:rsid="00f1b77d"/>
    </style:style>
    <style:style style:name="T6" style:family="text">
      <style:text-properties officeooo:rsid="00f332ea"/>
    </style:style>
    <style:style style:name="T7" style:family="text">
      <style:text-properties officeooo:rsid="00f50e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4">Reconsidering Afmt</text:span>.</text:p>
      <text:p text:style-name="P1">Richard Parker <text:span text:style-name="T4">12.12</text:span>.201<text:span text:style-name="T1">7</text:span></text:p>
      <text:p text:style-name="P6"/>
      <text:p text:style-name="P8">Section 1 – Introduction<text:span text:style-name="T2">.</text:span></text:p>
      <text:p text:style-name="P4"/>
      <text:p text:style-name="P11">The basic design of Afmt goes back to my time in Essen early 2102 when I was working on a 12-core Nehalem chip. <text:s/>Advances in technology have since thrown some of the design decisions made into question, and this document discusses what should be done about it.</text:p>
      <text:p text:style-name="P11"/>
      <text:p text:style-name="P11">Probably the biggest change in this time is that the vector registers have grown from 128 bit to 256 bit, with 512 bit now looking like a serious possibility in the long term. <text:s/>This has not been accompanied by a corresponding grown in the size of L1, which has perhaps even shrunk slightly with the now nearly universal use of hyperthreading/SMT. <text:s/>Hence, for example, to XOR 128 bytes, which used to take 8 vector operations at 16-byte length each taking two mu-ops (load, XOR) on a machine doing three mu-ops per clock threatens to be just 3 muops (load, load, ternary) on a machine doing four mu-ops per clock. <text:s/>The administrative load of getting the addresses of the correct grease-table entries has hence increased from perhaps 3/35 to more like 2.2/5.2 (the register-register move is now usually eliminated at register renaming time) and it seems likely that we can now make a noticeable <text:span text:style-name="T5">speed improvement</text:span> by changing things.</text:p>
      <text:p text:style-name="P11"/>
      <text:p text:style-name="P11">Another change is that now I have more primes implemented, and the limit (not applicable to GF3) of Afmt having only 16 slots to choose from has meant that primes 191 and upwards cannot use the current system simply because I cannot find 16 numbers mod 191 whose differences exhaust all 191 possible results.</text:p>
      <text:p text:style-name="P11"/>
      <text:p text:style-name="P11">Another feature is the nearly universal presence of L3 cache. <text:s/>This means that chunks of data of up to a megabyte per thread can be made and used with little danger that real memory bandwidth will be used by the proce<text:span text:style-name="T5">dure</text:span>. <text:s/>This acts in the other direction (offers solutions, not problems) but does mean that perhaps more modern chips need a slight change of approach.</text:p>
      <text:p text:style-name="P11"/>
      <text:p text:style-name="P12">If we allow more space for Afmt, this opens the possibility of using more complex grease codes. <text:s/>This raises two more problems before it can be applied in practice, namely the fast population of the grease table and the fast encoding of the A-matrix data into the operations needed.</text:p>
      <text:p text:style-name="P12"/>
      <text:p text:style-name="P12">Hence we find that several apparently unrelated issues need to be clarified, at least at the strategic level, before deciding on the correct way forwards with this project.</text:p>
      <text:p text:style-name="P7"/>
      <text:p text:style-name="P9"><text:soft-page-break/>Section <text:span text:style-name="T3">2</text:span> – <text:span text:style-name="T5">Multiplication.</text:span></text:p>
      <text:p text:style-name="P5"/>
      <text:p text:style-name="P10">The<text:span text:style-name="T5">re seems little doubt that the various multiplication instructions will provide the best way forwards for primes that are large enough. <text:s/>It is useful, however, to get some idea of how big "large enough" is, so that we do not waste time investigating coding solutions to problems that are anyway better dealt with using multiplication.</text:span></text:p>
      <text:p text:style-name="P10"/>
      <text:p text:style-name="P12">On Sandy Bridge and Ivy Bridge chips, the floating-point users were able to use 256-bit registers at full-speed when the integer operations were still stuck at 128-bit. <text:s/><text:span text:style-name="T6">From Haswell onwards the integer and float are at the same length, but the Fused Multiply-and-Add maintains that advantage by allowing c+=c*b to be done in a single mu-op with a throughput of two per clock. <text:s/>On Intel chips anyway, (I have not done the analysis on AMD yet) despite the wasted bits (for the exponent) and the hassle of converting integer to float and back, it seems clear that using floating point arithmetic will provide the fastest code, and we need to see how fast it can be so we know when to use it. <text:s/>Our real question is . . . from what prime is multiplication the fastest way. <text:s/>Here we address the question of how fast the floats can go.</text:span></text:p>
      <text:p text:style-name="P12"/>
      <text:p text:style-name="P13">I will do the speed computations for single precision. <text:s/>It seems clear that double precision will take twice as long, since the operations are the same speed but only process half as much data.</text:p>
      <text:p text:style-name="P13"/>
      <text:p text:style-name="P13">Sandy Bride and Ivy Bridge can do one multiply and one add every clock cycle<text:span text:style-name="T7"> at 256-bit length.</text:span></text:p>
      <text:p text:style-name="P13">Haswell, Broadwell and Skylake (without AVX512) can do two FMA instructions every clock cycle<text:span text:style-name="T7"> at 256-bit length.</text:span></text:p>
      <text:p text:style-name="P14"/>
      <text:p text:style-name="P15">In all cases, these operations are saturating the use of Ports 0 and 1, and use 2 mu-ops. <text:s/>This leaves 2 mu-ops per clock to do everything else, including the loading of data (probably the majority of the other work to be done). <text:s/>It is possible that Strassen can speed things up a little, but I think it fair to conclude that Sandy/Ivy bridge will do no more than 8 single/4 double precision elementary operations per clock, and that Haswell onwards cannot beat 16 single, 8 double. <text:s/>This will be limited to primes around 1000 for single and 25 bits for double, as otherwise the accumulations threaten to exceed the accurate range of floating point, and reduction will not be that fast a procedure. </text:p>
      <text:p text:style-name="P15"/>
      <text:p text:style-name="P15">Furthermore I would presume that AVX-512 will double the speed vis-a-vis Haswell.</text:p>
      <text:p text:style-name="P15"/>
      <text:p text:style-name="P16">As a first result to take away, float is not to be considered for Haswell unless no other method can be found exceeding 16 elementary operations per clock.</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12T10:50:58.775916075</dc:date>
    <meta:editing-duration>P4DT7H40M40S</meta:editing-duration>
    <meta:editing-cycles>422</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9" meta:word-count="851" meta:character-count="4927" meta:non-whitespace-character-count="4076"/>
  </office:meta>
</office:document-meta>
</file>